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5E000001C2A96AC06F.gif"/>
  <manifest:file-entry manifest:media-type="image/jpeg" manifest:full-path="Pictures/10000000000001F40000015D9E02449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2083in" svg:height="3.6354in" draw:z-index="0"><draw:image xlink:href="Pictures/10000000000001F40000015D9E02449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3.6457in" svg:height="4.6874in" draw:z-index="1"><draw:image xlink:href="Pictures/100002000000015E000001C2A96AC06F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0T21:53:08</meta:creation-date>
    <meta:document-statistic meta:table-count="0" meta:image-count="2" meta:object-count="0" meta:page-count="1" meta:paragraph-count="0" meta:word-count="0" meta:character-count="0"/>
    <dc:date>2011-02-20T21:54:19</dc:date>
    <meta:editing-duration>PT00H01M14S</meta:editing-duration>
    <meta:editing-cycles>1</meta:editing-cycles>
    <meta:generator>OpenOffice.org/3.2$Linux OpenOffice.org_project/320m12$Build-9483</meta:generator>
  </office:meta>
</office:document-meta>
</file>